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4477AA50CE2A87D9.png" manifest:media-type="image/png"/>
  <manifest:file-entry manifest:full-path="Pictures/100073ED00009698000054AB7D04B82717649E2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ntage-title">
      <style:graphic-properties draw:auto-grow-height="true" fo:min-height="8.333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draw:auto-grow-height="true" fo:min-height="3.067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r6" style:family="presentation" style:parent-style-name="Vintage-title">
      <style:graphic-properties fo:min-height="3.067cm"/>
    </style:style>
    <style:style style:name="pr7" style:family="presentation" style:parent-style-name="Vintage-subtitle">
      <style:graphic-properties draw:fill-color="#ffffff" fo:min-height="14.22cm"/>
    </style:style>
    <style:style style:name="pr8" style:family="presentation" style:parent-style-name="Vintage-outline1">
      <style:graphic-properties fo:min-height="5.559cm"/>
    </style:style>
    <style:style style:name="pr9" style:family="presentation" style:parent-style-name="Vintage-title">
      <style:graphic-properties draw:auto-grow-height="true" fo:min-height="3.125cm"/>
    </style:style>
    <style:style style:name="pr10" style:family="presentation" style:parent-style-name="Vintage-title">
      <style:graphic-properties fo:min-height="3.125cm"/>
    </style:style>
    <style:style style:name="P1" style:family="paragraph">
      <style:text-properties style:font-name="Purisa" fo:font-style="normal" fo:font-weight="bold" style:font-style-asian="normal" style:font-weight-asian="bold" style:font-style-complex="normal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align="center" fo:text-indent="0cm">
        <style:tab-stops>
          <style:tab-stop style:position="0.616cm"/>
        </style:tab-stops>
      </style:paragraph-properties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5" style:family="paragraph">
      <style:text-properties style:text-position="-33% 58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8" style:family="paragraph">
      <style:paragraph-properties fo:text-align="start"/>
      <style:text-properties fo:font-size="72pt" style:font-size-asian="72pt" style:font-size-complex="72pt"/>
    </style:style>
    <style:style style:name="P19" style:family="paragraph">
      <style:paragraph-properties fo:margin-top="0cm" fo:margin-bottom="0cm" fo:line-height="100%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text-properties fo:font-size="60pt" style:font-size-asian="60pt" style:font-size-complex="60pt"/>
    </style:style>
    <style:style style:name="P22" style:family="paragraph">
      <style:paragraph-properties fo:margin-top="0cm" fo:margin-bottom="0cm" fo:line-height="100%"/>
      <style:text-properties fo:font-size="36pt" style:font-size-asian="36pt" style:font-size-complex="36pt"/>
    </style:style>
    <style:style style:name="P23" style:family="paragraph">
      <style:text-properties fo:font-size="36pt" style:font-size-asian="36pt" style:font-size-complex="36pt"/>
    </style:style>
    <style:style style:name="P24" style:family="paragraph">
      <style:paragraph-properties fo:margin-top="0cm" fo:margin-bottom="0cm" fo:line-height="100%" fo:text-align="center"/>
    </style:style>
    <style:style style:name="P25" style:family="paragraph">
      <style:paragraph-properties fo:margin-top="0cm" fo:margin-bottom="0cm" fo:line-height="100%" fo:text-align="center"/>
      <style:text-properties fo:font-size="44pt" style:font-size-asian="44pt" style:font-size-complex="44pt"/>
    </style:style>
    <style:style style:name="P26" style:family="paragraph">
      <style:paragraph-properties fo:text-align="center"/>
      <style:text-properties fo:font-size="48pt" fo:font-style="italic" style:font-size-asian="48pt" style:font-style-asian="italic" style:font-size-complex="48pt" style:font-style-complex="italic"/>
    </style:style>
    <style:style style:name="T1" style:family="text">
      <style:text-properties style:font-name="Purisa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ize="24pt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fo:font-size="72pt" style:font-size-asian="72pt" style:font-size-complex="72pt"/>
    </style:style>
    <style:style style:name="T19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2" style:family="text">
      <style:text-properties fo:font-size="60pt" style:font-size-asian="60pt" style:font-size-complex="60pt"/>
    </style:style>
    <style:style style:name="T23" style:family="text"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24" style:family="text">
      <style:text-properties fo:font-size="44pt" style:font-size-asian="44pt" style:font-size-complex="44pt"/>
    </style:style>
    <style:style style:name="T25" style:family="text">
      <style:text-properties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pp first page" draw:style-name="dp1" draw:master-page-name="Vintage" presentation:presentation-page-layout-name="AL1T19">
        <office:forms form:automatic-focus="false" form:apply-design-mode="false"/>
        <draw:frame presentation:style-name="pr1" draw:text-style-name="P1" draw:layer="layout" svg:width="25.199cm" svg:height="8.333cm" svg:x="1.8cm" svg:y="5.297cm" presentation:class="title" presentation:user-transformed="true">
          <draw:text-box>
            <text:p><text:span text:style-name="T1">Shoe Catalogue</text:span><text:span text:style-name="T1"><text:line-break/></text:span><text:span text:style-name="T1">Applic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HTML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HTML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CSS" draw:style-name="dp1" draw:master-page-name="Vintage" presentation:presentation-page-layout-name="AL2T1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p>CSS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cases" draw:style-name="dp1" draw:master-page-name="Vintage" presentation:presentation-page-layout-name="AL2T1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p>Test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arch for a single stock shoe</text:p>
              </text:list-item>
              <text:list-item>
                <text:p>search for all shoe with (NAME)</text:p>
              </text:list-item>
              <text:list-item>
                <text:p>Adding to a stock</text:p>
              </text:list-item>
              <text:list-item>
                <text:p>Add all total stock shoes with (NAME)</text:p>
              </text:list-item>
              <text:list-item>
                <text:p>ordering from the stock</text:p>
              </text:list-item>
              <text:list-item>
                <text:p>canceling order made</text:p>
              </text:list-item>
              <text:list-item>
                <text:p>Checking out baske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Adding to a stock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><text:span text:style-name="T2">Adding to a stock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addStock</text:span><text:span text:style-name="T5"> Factory function 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4">Functions</text:p>
              </text:list-header>
              <text:list-item>
                <text:p text:style-name="P6"><text:span text:style-name="T7">inStock(stock) – assigns stock</text:span></text:p>
              </text:list-item>
              <text:list-item>
                <text:p text:style-name="P6"><text:span text:style-name="T7">addingStock(4para) – four shoe </text:span><text:span text:style-name="T7">attributes</text:span></text:p>
              </text:list-item>
              <text:list-item>
                <text:p text:style-name="P6"><text:span text:style-name="T7">StockShoes() testting – returns current </text:span><text:span text:style-name="T7">stock</text:span></text:p>
              </text:list-item>
            </text:list>
          </draw:text-box>
        </draw:frame>
        <draw:frame draw:style-name="gr2" draw:text-style-name="P7" draw:layer="layout" svg:width="18.2cm" svg:height="1.352cm" svg:x="5.2cm" svg:y="4.4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1" draw:style-name="dp1" draw:master-page-name="Vintage" presentation:presentation-page-layout-name="AL3T3">
        <office:forms form:automatic-focus="false" form:apply-design-mode="false"/>
        <draw:frame presentation:style-name="pr6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Adding to a stock</text:span><text:span text:style-name="T2"><text:line-break/></text:span><text:span text:style-name="T2">Test 1</text:span></text:p>
              </text:list-header>
            </text:list>
          </draw:text-box>
        </draw:frame>
        <draw:frame presentation:style-name="pr4" draw:text-style-name="P4" draw:layer="layout" svg:width="12.297cm" svg:height="12.179cm" svg:x="1.4cm" svg:y="5.066cm" presentation:class="outline">
          <draw:text-box>
            <text:list text:style-name="L2">
              <text:list-header>
                <text:p text:style-name="P4">Test</text:p>
                <text:p text:style-name="P6"><text:span text:style-name="T7">stock1 = [ ] // empty</text:span></text:p>
                <text:p text:style-name="P6"><text:span text:style-name="T7">inStock(stock1)</text:span></text:p>
                <text:p text:style-name="P6"><text:span text:style-name="T7">addingStock(‘puma’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7">’</text:span><text:span text:style-name="T7">silver’,</text:span></text:p>
                                <text:p text:style-name="P6"><text:span text:style-name="T7">4, </text:span></text:p>
                                <text:p text:style-name="P6"><text:span text:style-name="T7">2</text:span></text:p>
                              </text:list-header>
                              <text:list-item>
                                <text:p text:style-name="P6"><text:span text:style-name="T7">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7">addingStock(‘jet’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7">‘</text:span><text:span text:style-name="T7">blue’</text:span></text:p>
                                <text:p text:style-name="P6"><text:span text:style-name="T7">)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7">assert - stockShoes()</text:span></text:p>
              </text:list-header>
            </text:list>
          </draw:text-box>
        </draw:frame>
        <draw:frame presentation:style-name="pr4" draw:layer="layout" svg:width="12.297cm" svg:height="14.534cm" svg:x="14.313cm" svg:y="5.066cm" presentation:class="outline" presentation:user-transformed="true">
          <draw:text-box>
            <text:list text:style-name="L2">
              <text:list-header>
                <text:p text:style-name="P4">Expected</text:p>
                <text:p text:style-name="P6">[</text:p>
                <text:p text:style-name="P6"><text:s text:c="13"/>{brand : 'puma',</text:p>
                <text:p text:style-name="P6"><text:s text:c="13"/>colour : 'silver',</text:p>
                <text:p text:style-name="P6"><text:s text:c="13"/>size : 4,</text:p>
                <text:p text:style-name="P6"><text:s text:c="13"/>in_stock : 2</text:p>
                <text:p text:style-name="P6"><text:s text:c="12"/>},</text:p>
                <text:p text:style-name="P6"><text:s text:c="12"/>{brand : 'jet',</text:p>
                <text:p text:style-name="P6"><text:s text:c="13"/>colour: 'blue',</text:p>
                <text:p text:style-name="P6"><text:s text:c="13"/>size : 4,</text:p>
                <text:p text:style-name="P6"><text:s text:c="13"/>in_stock : 1</text:p>
                <text:p text:style-name="P6"><text:s text:c="12"/>}</text:p>
                <text:p text:style-name="P6">]);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2" draw:style-name="dp1" draw:master-page-name="Vintage" presentation:presentation-page-layout-name="AL4T32">
        <office:forms form:automatic-focus="false" form:apply-design-mode="false"/>
        <draw:frame presentation:style-name="pr3" draw:layer="layout" svg:width="22.5cm" svg:height="3.125cm" svg:x="1.4cm" svg:y="0.771cm" presentation:class="title">
          <draw:text-box>
            <text:list text:style-name="L1">
              <text:list-header>
                <text:p><text:span text:style-name="T2">Adding to a stock</text:span><text:span text:style-name="T2"><text:line-break/></text:span><text:span text:style-name="T2">Test 2</text:span></text:p>
              </text:list-header>
            </text:list>
          </draw:text-box>
        </draw:frame>
        <draw:frame presentation:style-name="pr7" draw:text-style-name="P2" draw:layer="layout" svg:width="22.5cm" svg:height="14.22cm" svg:x="1.4cm" svg:y="0.8cm" presentation:class="subtitle">
          <draw:text-box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." draw:style-name="dp1" draw:master-page-name="Vintage" presentation:presentation-page-layout-name="AL3T3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list text:style-name="L1">
              <text:list-header>
                <text:p><text:span text:style-name="T2">search for a single stock shoe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search</text:span><text:span text:style-name="T5"> Factory function 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4">Functions</text:p>
              </text:list-header>
              <text:list-item>
                <text:p text:style-name="P6"><text:span text:style-name="T7">inStock(stock) – assigns stock</text:span></text:p>
              </text:list-item>
              <text:list-item>
                <text:p text:style-name="P6"><text:span text:style-name="T7">SearchShoe() - returns the found object</text:span></text:p>
              </text:list-item>
            </text:list>
          </draw:text-box>
        </draw:frame>
        <draw:frame draw:style-name="gr2" draw:text-style-name="P7" draw:layer="layout" svg:width="18.2cm" svg:height="1.352cm" svg:x="5.2cm" svg:y="4.4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draw:frame presentation:style-name="pr3" draw:layer="layout" svg:width="22.5cm" svg:height="3.067cm" svg:x="1.4cm" svg:y="0.801cm" presentation:class="title" presentation:user-transformed="true">
          <draw:text-box>
            <text:list text:style-name="L1">
              <text:list-header>
                <text:p><text:span text:style-name="T2">search for a single stock shoe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2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search</text:span><text:span text:style-name="T5"> Factory function 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01cm" presentation:class="outline" presentation:user-transformed="true">
          <draw:text-box>
            <text:list text:style-name="L2">
              <text:list-header>
                <text:p text:style-name="P4">Functions</text:p>
              </text:list-header>
              <text:list-item>
                <text:p text:style-name="P6"><text:span text:style-name="T7">inStock(stock) – assigns stock</text:span></text:p>
              </text:list-item>
              <text:list-item>
                <text:p text:style-name="P6"><text:span text:style-name="T7">SearchShoe() - returns the found object</text:span></text:p>
              </text:list-item>
            </text:list>
          </draw:text-box>
        </draw:frame>
        <draw:frame draw:style-name="gr2" draw:text-style-name="P7" draw:layer="layout" svg:width="18.2cm" svg:height="1.352cm" svg:x="5.2cm" svg:y="4.401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tock" draw:style-name="dp1" draw:master-page-name="Vintage" presentation:presentation-page-layout-name="AL5T18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p>Var stock =[ </text:p>
          </draw:text-box>
        </draw:frame>
        <draw:frame presentation:style-name="pr8" draw:layer="layout" svg:width="12.297cm" svg:height="5.809cm" svg:x="1.4cm" svg:y="5.066cm" presentation:class="outline">
          <draw:text-box>
            <text:list text:style-name="L2">
              <text:list-header>
                <text:p>{</text:p>
                <text:p><text:s text:c="12"/>brand : 'vovo',</text:p>
                <text:p><text:s text:c="12"/>color : 'white',</text:p>
                <text:p><text:s text:c="12"/>size : 4,</text:p>
                <text:p><text:s text:c="12"/>in_stock : 8</text:p>
                <text:p>},</text:p>
              </text:list-header>
            </text:list>
          </draw:text-box>
        </draw:frame>
        <draw:frame presentation:style-name="pr8" draw:layer="layout" svg:width="12.297cm" svg:height="5.809cm" svg:x="14.313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black',</text:p>
                <text:p><text:s text:c="12"/>size : 6,</text:p>
                <text:p><text:s text:c="12"/>in_stock : 15</text:p>
                <text:p>},</text:p>
              </text:list-header>
            </text:list>
          </draw:text-box>
        </draw:frame>
        <draw:frame presentation:style-name="pr8" draw:layer="layout" svg:width="12.297cm" svg:height="5.809cm" svg:x="14.313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r : 'white',</text:p>
                <text:p><text:s text:c="12"/>size : 5,</text:p>
                <text:p><text:s text:c="12"/>in_stock : 9</text:p>
                <text:p><text:s/>}</text:p>
              </text:list-header>
            </text:list>
          </draw:text-box>
        </draw:frame>
        <draw:frame presentation:style-name="pr8" draw:layer="layout" svg:width="12.297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r : 'pink',</text:p>
                <text:p><text:s text:c="12"/>size <text:s/>: 4,</text:p>
                <text:p><text:s text:c="12"/>in_stock : 5</text:p>
                <text:p>},</text:p>
              </text:list-header>
            </text:list>
          </draw:text-box>
        </draw:frame>
        <draw:frame presentation:style-name="pr6" draw:layer="layout" svg:width="22.5cm" svg:height="3.067cm" svg:x="3.1cm" svg:y="17.533cm" presentation:class="title" presentation:user-transformed="true">
          <draw:text-box>
            <text:p>] 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3" draw:style-name="dp1" draw:master-page-name="Vintage" presentation:presentation-page-layout-name="AL3T3">
        <office:forms form:automatic-focus="false" form:apply-design-mode="false"/>
        <draw:frame presentation:style-name="pr9" draw:text-style-name="P8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1</text:span></text:p>
              </text:list-header>
            </text:list>
          </draw:text-box>
        </draw:frame>
        <draw:frame presentation:style-name="pr8" draw:layer="layout" svg:width="13.2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amateki </text:span></text:p>
                <text:p text:style-name="P10"><text:span text:style-name="T7">color: black </text:span></text:p>
                <text:p text:style-name="P10"><text:span text:style-name="T7">Size :6</text:span></text:p>
                <text:p text:style-name="P10"><text:span text:style-name="T7"/></text:p>
                <text:p text:style-name="P11"><text:span text:style-name="T10">searchShoe('amateki', 'black', 6)</text:span></text:p>
              </text:list-header>
            </text:list>
          </draw:text-box>
        </draw:frame>
        <draw:frame presentation:style-name="pr4" draw:layer="layout" svg:width="11.41cm" svg:height="12.179cm" svg:x="15.2cm" svg:y="5.066cm" presentation:class="outline" presentation:user-transformed="true">
          <draw:text-box>
            <text:list text:style-name="L2">
              <text:list-header>
                <text:p text:style-name="P4"><text:span text:style-name="T9">Expected</text:span></text:p>
                <text:p><text:span text:style-name="T11">{</text:span></text:p>
                <text:p><text:span text:style-name="T11">brand : 'amateki',</text:span></text:p>
                <text:p><text:span text:style-name="T11">color : 'black',</text:span></text:p>
                <text:p><text:span text:style-name="T11">size : 6,</text:span></text:p>
                <text:p><text:span text:style-name="T11">in_stock : 15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4" draw:style-name="dp1" draw:master-page-name="Vintage" presentation:presentation-page-layout-name="AL3T3">
        <office:forms form:automatic-focus="false" form:apply-design-mode="false"/>
        <draw:frame presentation:style-name="pr10" draw:text-style-name="P12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2</text:span></text:p>
              </text:list-header>
            </text:list>
          </draw:text-box>
        </draw:frame>
        <draw:frame presentation:style-name="pr4" draw:text-style-name="P4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adidas </text:span></text:p>
                <text:p text:style-name="P10"><text:span text:style-name="T7">color: red </text:span></text:p>
                <text:p text:style-name="P10"><text:span text:style-name="T7">Size :8</text:span></text:p>
                <text:p text:style-name="P10"><text:span text:style-name="T7"/></text:p>
                <text:p text:style-name="P11"><text:span text:style-name="T10">searchShoe('adidas', 'red', 8)</text:span></text:p>
              </text:list-header>
            </text:list>
          </draw:text-box>
        </draw:frame>
        <draw:frame presentation:style-name="pr4" draw:text-style-name="P4" draw:layer="layout" svg:width="12.297cm" svg:height="12.179cm" svg:x="14.313cm" svg:y="5.066cm" presentation:class="outline">
          <draw:text-box>
            <text:list text:style-name="L2">
              <text:list-header>
                <text:p text:style-name="P4"><text:span text:style-name="T9">Expected</text:span></text:p>
                <text:p><text:span text:style-name="T11">{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5" draw:style-name="dp1" draw:master-page-name="Vintage" presentation:presentation-page-layout-name="AL3T3">
        <office:forms form:automatic-focus="false" form:apply-design-mode="false"/>
        <draw:frame presentation:style-name="pr10" draw:text-style-name="P12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3</text:span></text:p>
              </text:list-header>
            </text:list>
          </draw:text-box>
        </draw:frame>
        <draw:frame presentation:style-name="pr4" draw:text-style-name="P4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china teki</text:span></text:p>
                <text:p text:style-name="P10"><text:span text:style-name="T7">color: pink </text:span></text:p>
                <text:p text:style-name="P10"><text:span text:style-name="T7">Size :4</text:span></text:p>
                <text:p text:style-name="P10"><text:span text:style-name="T7"/></text:p>
                <text:p text:style-name="P11"><text:span text:style-name="T10">searchShoe('china teki', 'pink', 4)</text:span></text:p>
              </text:list-header>
            </text:list>
          </draw:text-box>
        </draw:frame>
        <draw:frame presentation:style-name="pr4" draw:text-style-name="P4" draw:layer="layout" svg:width="12.297cm" svg:height="12.179cm" svg:x="14.313cm" svg:y="5.066cm" presentation:class="outline">
          <draw:text-box>
            <text:list text:style-name="L2">
              <text:list-header>
                <text:p text:style-name="P4"><text:span text:style-name="T9">Expected</text:span></text:p>
                <text:p><text:span text:style-name="T11">{</text:span></text:p>
                <text:p><text:span text:style-name="T11">brand : 'china teki',</text:span></text:p>
                <text:p><text:span text:style-name="T11">color : 'pink',</text:span></text:p>
                <text:p><text:span text:style-name="T11">size <text:s/>: 4,</text:span></text:p>
                <text:p><text:span text:style-name="T11">in_stock : 5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ll shoe with (NAME)" draw:style-name="dp1" draw:master-page-name="Vintage" presentation:presentation-page-layout-name="AL3T3">
        <office:forms form:automatic-focus="false" form:apply-design-mode="false"/>
        <draw:frame presentation:style-name="pr3" draw:text-style-name="P13" draw:layer="layout" svg:width="22.5cm" svg:height="3.067cm" svg:x="1.4cm" svg:y="0.8cm" presentation:class="title">
          <draw:text-box>
            <text:list text:style-name="L1">
              <text:list-header>
                <text:p><text:span text:style-name="T12">search for all shoe with (NAME)</text:span></text:p>
              </text:list-header>
            </text:list>
          </draw:text-box>
        </draw:frame>
        <draw:frame draw:style-name="gr2" draw:text-style-name="P7" draw:layer="layout" svg:width="18.2cm" svg:height="1.352cm" svg:x="5.2cm" svg:y="4.4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search2</text:span><text:span text:style-name="T5"> Factory function instance</text:span></text:p>
              </text:list-item>
              <text:list-item>
                <text:p><text:span text:style-name="T6">stock3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4"><text:span text:style-name="T3">Functions</text:span></text:p>
              </text:list-header>
              <text:list-item>
                <text:p text:style-name="P6"><text:span text:style-name="T7">inStock(stock) – assigns stock</text:span></text:p>
              </text:list-item>
              <text:list-item>
                <text:p text:style-name="P6"><text:span text:style-name="T7">searchAll() - returns all brand searched </text:span><text:span text:style-name="T7">in a list of objec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tock3" draw:style-name="dp1" draw:master-page-name="Vintage" presentation:presentation-page-layout-name="AL6T34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Var stock3 =[ </text:p>
          </draw:text-box>
        </draw:frame>
        <draw:frame presentation:style-name="pr8" draw:layer="layout" svg:width="8.114cm" svg:height="5.809cm" svg:x="1.4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red',</text:p>
                <text:p><text:s text:c="12"/>size : 6,</text:p>
                <text:p><text:s text:c="12"/>in_stock : 5</text:p>
                <text:p>},</text:p>
              </text:list-header>
            </text:list>
          </draw:text-box>
        </draw:frame>
        <draw:frame presentation:style-name="pr8" draw:layer="layout" svg:width="8.114cm" svg:height="5.809cm" svg:x="9.921cm" svg:y="5.066cm" presentation:class="outline">
          <draw:text-box>
            <text:list text:style-name="L2">
              <text:list-header>
                <text:p>{</text:p>
                <text:p><text:s text:c="12"/>brand : 'vovo',</text:p>
                <text:p><text:s text:c="12"/>color : 'orange',</text:p>
                <text:p><text:s text:c="12"/>size : 5,</text:p>
                <text:p><text:s text:c="12"/>in_stock : 9</text:p>
                <text:p>},</text:p>
              </text:list-header>
            </text:list>
          </draw:text-box>
        </draw:frame>
        <draw:frame presentation:style-name="pr8" draw:layer="layout" svg:width="8.114cm" svg:height="5.809cm" svg:x="18.442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white',</text:p>
                <text:p><text:s text:c="12"/>size : 4,</text:p>
                <text:p><text:s text:c="12"/>in_stock : 13</text:p>
                <text:p><text:s/>},</text:p>
              </text:list-header>
            </text:list>
          </draw:text-box>
        </draw:frame>
        <draw:frame presentation:style-name="pr8" draw:layer="layout" svg:width="8.114cm" svg:height="5.809cm" svg:x="18.442cm" svg:y="11.428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6" draw:layer="layout" svg:width="22.5cm" svg:height="3.067cm" svg:x="3.1cm" svg:y="17.533cm" presentation:class="title" presentation:user-transformed="true">
          <draw:text-box>
            <text:p>] </text:p>
          </draw:text-box>
        </draw:frame>
        <draw:frame presentation:style-name="pr8" draw:layer="layout" svg:width="8.114cm" svg:height="5.809cm" svg:x="9.921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r : 'yellow',</text:p>
                <text:p><text:s text:c="12"/>size : 5,</text:p>
                <text:p><text:s text:c="12"/>in_stock : 8</text:p>
                <text:p>},</text:p>
              </text:list-header>
            </text:list>
          </draw:text-box>
        </draw:frame>
        <draw:frame presentation:style-name="pr8" draw:layer="layout" svg:width="8.114cm" svg:height="5.809cm" svg:x="1.4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r : 'purple',</text:p>
                <text:p><text:s text:c="12"/>size : 7,</text:p>
                <text:p><text:s text:c="12"/>in_stock : 4</text:p>
                <text:p>},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6" draw:style-name="dp1" draw:master-page-name="Vintage" presentation:presentation-page-layout-name="AL7T12">
        <office:forms form:automatic-focus="false" form:apply-design-mode="false"/>
        <draw:frame presentation:style-name="pr6" draw:text-style-name="P15" draw:layer="layout" svg:width="22.5cm" svg:height="3.067cm" svg:x="1.4cm" svg:y="0.8cm" presentation:class="title" presentation:user-transformed="true">
          <draw:text-box>
            <text:p text:style-name="P14"><text:span text:style-name="T13">Search for all (amateki) shoe</text:span></text:p>
          </draw:text-box>
        </draw:frame>
        <draw:frame presentation:style-name="pr4" draw:text-style-name="P4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4"><text:span text:style-name="T14">Test</text:span></text:p>
                <text:p text:style-name="P6"><text:span text:style-name="T15">search2.searchAll(‘amateki’)</text:span></text:p>
              </text:list-header>
            </text:list>
          </draw:text-box>
        </draw:frame>
        <draw:frame presentation:style-name="pr8" draw:text-style-name="P16" draw:layer="layout" svg:width="7.097cm" svg:height="6.8cm" svg:x="0.903cm" svg:y="10.6cm" presentation:class="outline" presentation:user-transformed="true">
          <draw:text-box>
            <text:list text:style-name="L2">
              <text:list-header>
                <text:p text:style-name="P16"><text:span text:style-name="T16">[{</text:span></text:p>
                <text:p text:style-name="P16"><text:span text:style-name="T16">brand : ‘amateki,</text:span></text:p>
                <text:p text:style-name="P16"><text:span text:style-name="T16">Colour : ‘red’,</text:span></text:p>
                <text:p text:style-name="P16"><text:span text:style-name="T16">Size : 6,</text:span></text:p>
                <text:p text:style-name="P16"><text:span text:style-name="T16">in_stock : 5</text:span></text:p>
                <text:p text:style-name="P16"><text:span text:style-name="T16">}</text:span></text:p>
              </text:list-header>
            </text:list>
          </draw:text-box>
        </draw:frame>
        <draw:frame presentation:style-name="pr8" draw:text-style-name="P17" draw:layer="layout" svg:width="12.297cm" svg:height="1.6cm" svg:x="1.903cm" svg:y="8.6cm" presentation:class="outline" presentation:user-transformed="true">
          <draw:text-box>
            <text:list text:style-name="L2">
              <text:list-header>
                <text:p text:style-name="P17"><text:span text:style-name="T14">Expected</text:span></text:p>
              </text:list-header>
            </text:list>
          </draw:text-box>
        </draw:frame>
        <draw:frame presentation:style-name="pr8" draw:text-style-name="P16" draw:layer="layout" svg:width="7.2cm" svg:height="6.8cm" svg:x="19.6cm" svg:y="11.2cm" presentation:class="outline" presentation:user-transformed="true">
          <draw:text-box>
            <text:list text:style-name="L2">
              <text:list-header>
                <text:p text:style-name="P16"><text:span text:style-name="T16">{</text:span></text:p>
                <text:p text:style-name="P16"><text:span text:style-name="T16">brand : ‘amateki,</text:span></text:p>
                <text:p text:style-name="P16"><text:span text:style-name="T16">Colour : ‘black’,</text:span></text:p>
                <text:p text:style-name="P16"><text:span text:style-name="T16">Size : 4,</text:span></text:p>
                <text:p text:style-name="P16"><text:span text:style-name="T16">in_stock : 7</text:span></text:p>
                <text:p text:style-name="P16"><text:span text:style-name="T16">}]</text:span></text:p>
              </text:list-header>
            </text:list>
          </draw:text-box>
        </draw:frame>
        <draw:frame presentation:style-name="pr8" draw:text-style-name="P16" draw:layer="layout" svg:width="6.8cm" svg:height="6.8cm" svg:x="10.4cm" svg:y="11cm" presentation:class="outline" presentation:user-transformed="true">
          <draw:text-box>
            <text:list text:style-name="L2">
              <text:list-header>
                <text:p text:style-name="P16"><text:span text:style-name="T16">{</text:span></text:p>
                <text:p text:style-name="P16"><text:span text:style-name="T16">brand : ‘amateki,</text:span></text:p>
                <text:p text:style-name="P16"><text:span text:style-name="T16">Colour : ‘white’,</text:span></text:p>
                <text:p text:style-name="P16"><text:span text:style-name="T16">Size : 4,</text:span></text:p>
                <text:p text:style-name="P16"><text:span text:style-name="T16">in_stock : 13</text:span></text:p>
                <text:p text:style-name="P16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7" draw:style-name="dp1" draw:master-page-name="Vintage" presentation:presentation-page-layout-name="AL7T12">
        <office:forms form:automatic-focus="false" form:apply-design-mode="false"/>
        <draw:frame presentation:style-name="pr6" draw:text-style-name="P15" draw:layer="layout" svg:width="22.5cm" svg:height="3.067cm" svg:x="1.4cm" svg:y="0.8cm" presentation:class="title" presentation:user-transformed="true">
          <draw:text-box>
            <text:p text:style-name="P14"><text:span text:style-name="T13">Search for all (amateki) shoe</text:span></text:p>
          </draw:text-box>
        </draw:frame>
        <draw:frame presentation:style-name="pr4" draw:text-style-name="P4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4"><text:span text:style-name="T14">Test</text:span></text:p>
                <text:p text:style-name="P6"><text:span text:style-name="T15">search2.searchAll(‘puma’)</text:span></text:p>
              </text:list-header>
            </text:list>
          </draw:text-box>
        </draw:frame>
        <draw:frame presentation:style-name="pr8" draw:text-style-name="P17" draw:layer="layout" svg:width="24.897cm" svg:height="3.2cm" svg:x="1.903cm" svg:y="8.6cm" presentation:class="outline" presentation:user-transformed="true">
          <draw:text-box>
            <text:list text:style-name="L2">
              <text:list-header>
                <text:p text:style-name="P17"><text:span text:style-name="T14">Expected</text:span></text:p>
                <text:p text:style-name="P17"><text:span text:style-name="T17">[ <text:s/>]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8" draw:style-name="dp1" draw:master-page-name="Vintage" presentation:presentation-page-layout-name="AL7T12">
        <office:forms form:automatic-focus="false" form:apply-design-mode="false"/>
        <draw:frame presentation:style-name="pr6" draw:text-style-name="P15" draw:layer="layout" svg:width="22.5cm" svg:height="3.067cm" svg:x="1.4cm" svg:y="0.8cm" presentation:class="title" presentation:user-transformed="true">
          <draw:text-box>
            <text:p text:style-name="P14"><text:span text:style-name="T13">Search for all (amateki) shoe</text:span></text:p>
          </draw:text-box>
        </draw:frame>
        <draw:frame presentation:style-name="pr4" draw:text-style-name="P4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4"><text:span text:style-name="T14">Test</text:span></text:p>
                <text:p text:style-name="P6"><text:span text:style-name="T15">search2.searchAll(‘china teki’)</text:span></text:p>
              </text:list-header>
            </text:list>
          </draw:text-box>
        </draw:frame>
        <draw:frame presentation:style-name="pr8" draw:text-style-name="P16" draw:layer="layout" svg:width="10.6cm" svg:height="9.4cm" svg:x="3.4cm" svg:y="10.6cm" presentation:class="outline" presentation:user-transformed="true">
          <draw:text-box>
            <text:list text:style-name="L2">
              <text:list-header>
                <text:p text:style-name="P16"><text:span text:style-name="T16">[{</text:span></text:p>
                <text:p text:style-name="P16"><text:span text:style-name="T16">brand : ‘china teki,</text:span></text:p>
                <text:p text:style-name="P16"><text:span text:style-name="T16">Colour : ‘purple’,</text:span></text:p>
                <text:p text:style-name="P16"><text:span text:style-name="T16">Size : 7,</text:span></text:p>
                <text:p text:style-name="P16"><text:span text:style-name="T16">in_stock : 4</text:span></text:p>
                <text:p text:style-name="P16"><text:span text:style-name="T16">}</text:span></text:p>
              </text:list-header>
            </text:list>
          </draw:text-box>
        </draw:frame>
        <draw:frame presentation:style-name="pr8" draw:text-style-name="P17" draw:layer="layout" svg:width="12.297cm" svg:height="1.6cm" svg:x="7.503cm" svg:y="8.6cm" presentation:class="outline" presentation:user-transformed="true">
          <draw:text-box>
            <text:list text:style-name="L2">
              <text:list-header>
                <text:p text:style-name="P17"><text:span text:style-name="T14">Expected</text:span></text:p>
              </text:list-header>
            </text:list>
          </draw:text-box>
        </draw:frame>
        <draw:frame presentation:style-name="pr8" draw:text-style-name="P16" draw:layer="layout" svg:width="10.6cm" svg:height="8.6cm" svg:x="15.4cm" svg:y="11cm" presentation:class="outline" presentation:user-transformed="true">
          <draw:text-box>
            <text:list text:style-name="L2">
              <text:list-header>
                <text:p text:style-name="P16"><text:span text:style-name="T16">{</text:span></text:p>
                <text:p text:style-name="P16"><text:span text:style-name="T16">brand : ‘china teki,</text:span></text:p>
                <text:p text:style-name="P16"><text:span text:style-name="T16">Colour : ‘yellow’,</text:span></text:p>
                <text:p text:style-name="P16"><text:span text:style-name="T16">Size : 5,</text:span></text:p>
                <text:p text:style-name="P16"><text:span text:style-name="T16">in_stock : 8</text:span></text:p>
                <text:p text:style-name="P16"><text:span text:style-name="T16">}]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End of test" draw:style-name="dp1" draw:master-page-name="Vintage" presentation:presentation-page-layout-name="AL1T19">
        <office:forms form:automatic-focus="false" form:apply-design-mode="false"/>
        <draw:frame presentation:style-name="pr3" draw:text-style-name="P18" draw:layer="layout" svg:width="22.5cm" svg:height="3.067cm" svg:x="1.4cm" svg:y="0.8cm" presentation:class="title" presentation:user-transformed="true">
          <draw:text-box>
            <text:p text:style-name="P6"><text:span text:style-name="T18">End of test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Factory function summary" draw:style-name="dp1" draw:master-page-name="Vintage" presentation:presentation-page-layout-name="AL3T3">
        <office:forms form:automatic-focus="false" form:apply-design-mode="false"/>
        <draw:frame presentation:style-name="pr6" draw:layer="layout" svg:width="22.5cm" svg:height="3.067cm" svg:x="1.4cm" svg:y="0.8cm" presentation:class="title" presentation:user-transformed="true">
          <draw:text-box>
            <text:p>ShoeCatalogue()</text:p>
          </draw:text-box>
        </draw:frame>
        <draw:frame presentation:style-name="pr4" draw:layer="layout" svg:width="9.5cm" svg:height="12.179cm" svg:x="0.8cm" svg:y="5.066cm" presentation:class="outline" presentation:user-transformed="true">
          <draw:text-box>
            <text:list text:style-name="L2">
              <text:list-header>
                <text:p text:style-name="P4"><text:span text:style-name="T19">Global variables</text:span></text:p>
              </text:list-header>
              <text:list-item>
                <text:p><text:span text:style-name="T20">Stock_map</text:span></text:p>
              </text:list-item>
              <text:list-item>
                <text:p><text:span text:style-name="T20">total_stock =length(stock)</text:span></text:p>
              </text:list-item>
              <text:list-item>
                <text:p><text:span text:style-name="T20">Basket = []</text:span></text:p>
              </text:list-item>
              <text:list-item>
                <text:p><text:span text:style-name="T20">stock </text:span></text:p>
              </text:list-item>
              <text:list-item>
                <text:p><text:span text:style-name="T20">colour</text:span></text:p>
              </text:list-item>
              <text:list-item>
                <text:p><text:span text:style-name="T20">size</text:span></text:p>
              </text:list-item>
              <text:list-item>
                <text:p><text:span text:style-name="T20">brand</text:span></text:p>
              </text:list-item>
            </text:list>
          </draw:text-box>
        </draw:frame>
        <draw:frame presentation:style-name="pr4" draw:text-style-name="P20" draw:layer="layout" svg:width="17.2cm" svg:height="14.934cm" svg:x="10.3cm" svg:y="5.066cm" presentation:class="outline" presentation:user-transformed="true">
          <draw:text-box>
            <text:list text:style-name="L2">
              <text:list-header>
                <text:p text:style-name="P4"><text:span text:style-name="T21">Functions</text:span></text:p>
              </text:list-header>
              <text:list-item>
                <text:p text:style-name="P19"><text:span text:style-name="T7">inStock(listMap)</text:span></text:p>
              </text:list-item>
              <text:list-item>
                <text:p text:style-name="P19"><text:span text:style-name="T7">takeCare(Shoe)</text:span></text:p>
              </text:list-item>
              <text:list-item>
                <text:p text:style-name="P19"><text:span text:style-name="T7">isLimit()</text:span></text:p>
              </text:list-item>
              <text:list-item>
                <text:p text:style-name="P19"><text:span text:style-name="T7">searchShoe(brand,colour,size)</text:span></text:p>
              </text:list-item>
              <text:list-item>
                <text:p text:style-name="P19"><text:span text:style-name="T7">searchAll(brand)</text:span></text:p>
              </text:list-item>
              <text:list-item>
                <text:p text:style-name="P19"><text:span text:style-name="T7">addingStock(brand,colour,size,in_stock)</text:span></text:p>
              </text:list-item>
              <text:list-item>
                <text:p text:style-name="P19"><text:span text:style-name="T7">stockShoes()</text:span></text:p>
              </text:list-item>
              <text:list-item>
                <text:p text:style-name="P19"><text:span text:style-name="T7">totalStock(brand)</text:span></text:p>
              </text:list-item>
              <text:list-item>
                <text:p text:style-name="P19"><text:span text:style-name="T7">makeOrder(brand,colour,size)</text:span></text:p>
              </text:list-item>
              <text:list-item>
                <text:p text:style-name="P19"><text:span text:style-name="T7">cancelOrder(index)</text:span></text:p>
              </text:list-item>
              <text:list-item>
                <text:p text:style-name="P19"><text:span text:style-name="T7">inBasket()</text:span></text:p>
              </text:list-item>
              <text:list-item>
                <text:p text:style-name="P19"><text:span text:style-name="T7">cancelAll(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nStock(map)" draw:style-name="dp1" draw:master-page-name="Vintage" presentation:presentation-page-layout-name="AL2T1">
        <office:forms form:automatic-focus="false" form:apply-design-mode="false"/>
        <draw:frame presentation:style-name="pr6" draw:text-style-name="P21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19"><text:span text:style-name="T22">inStock(ListMap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akes a list map</text:p>
              </text:list-item>
              <text:list-item>
                <text:p>Assign the map to global map</text:p>
              </text:list-item>
              <text:list-item>
                <text:p>This map will most probably come from local stora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2T1">
        <office:forms form:automatic-focus="false" form:apply-design-mode="false"/>
        <draw:frame presentation:style-name="pr6" draw:text-style-name="P23" draw:layer="layout" svg:width="22.5cm" svg:height="3.067cm" svg:x="1.4cm" svg:y="0.8cm" presentation:class="title">
          <draw:text-box>
            <text:list text:style-name="L1">
              <text:list-header>
                <text:p text:style-name="P22"><text:span text:style-name="T11">addingStock(brand,colour,size,in_stock)</text:span><text:span text:style-name="T11"><text:line-break/></text:span><text:span text:style-name="T23">Purpose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akes in 4 paramaters</text:p>
              </text:list-item>
              <text:list-item>
                <text:p>Will use arguments for missing input </text:p>
              </text:list-item>
              <text:list-item>
                <text:p>Will take defaults values if missing input</text:p>
              </text:list-item>
              <text:list-item>
                <text:p>Adds shoe to current stock</text:p>
              </text:list-item>
              <text:list-item>
                <text:p>Add one shoe at a time</text:p>
              </text:list-item>
              <text:list-item>
                <text:p>If shoe already in stock, will increase stock</text:p>
              </text:list-item>
              <text:list-item>
                <text:p>Stops if total stock is more than 50 for brand typ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Shoe(brand,colour,size)" draw:style-name="dp1" draw:master-page-name="Vintage" presentation:presentation-page-layout-name="AL2T1">
        <office:forms form:automatic-focus="false" form:apply-design-mode="false"/>
        <draw:frame presentation:style-name="pr6" draw:text-style-name="P25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4"><text:span text:style-name="T24">searchShoe(brand,colour,size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earch for single shoe with its stock</text:p>
              </text:list-item>
              <text:list-item>
                <text:p>Search based on (brand,colour, size)</text:p>
              </text:list-item>
              <text:list-item>
                <text:p>Search on the current Stock</text:p>
              </text:list-item>
              <text:list-item>
                <text:p>Return map of the shoe</text:p>
              </text:list-item>
              <text:list-item>
                <text:p>searchShoe{brand,colour,size,in_stock}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All(brand)" draw:style-name="dp1" draw:master-page-name="Vintage" presentation:presentation-page-layout-name="AL2T1">
        <draw:frame presentation:style-name="pr6" draw:text-style-name="P26" draw:layer="layout" svg:width="22.5cm" svg:height="3.067cm" svg:x="1.4cm" svg:y="0.8cm" presentation:class="title">
          <draw:text-box>
            <text:list text:style-name="L1">
              <text:list-header>
                <text:p text:style-name="P24"><text:span text:style-name="T25">searchAll(brand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earch based on brand only</text:p>
              </text:list-item>
              <text:list-item>
                <text:p>Search for all specific brand stock</text:p>
              </text:list-item>
              <text:list-item>
                <text:p>Search on current stock</text:p>
              </text:list-item>
              <text:list-item>
                <text:p>Return list of ob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4477AA50CE2A87D9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2:40:31.956030155</meta:creation-date>
    <dc:date>2018-05-31T15:25:22.565166274</dc:date>
    <meta:editing-duration>PT2H28M13S</meta:editing-duration>
    <meta:editing-cycles>18</meta:editing-cycles>
    <meta:generator>LibreOffice/5.1.6.2$Linux_X86_64 LibreOffice_project/10m0$Build-2</meta:generator>
    <meta:document-statistic meta:object-count="156"/>
  </office:meta>
</office:document-meta>
</file>